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a1fd" officeooo:paragraph-rsid="0013a1fd"/>
    </style:style>
    <style:style style:name="P2" style:family="paragraph" style:parent-style-name="Standard" style:list-style-name="L1">
      <style:text-properties officeooo:rsid="0013a1fd" officeooo:paragraph-rsid="0013a1fd"/>
    </style:style>
    <style:style style:name="P3" style:family="paragraph" style:parent-style-name="Standard">
      <style:text-properties officeooo:rsid="0013a1fd" officeooo:paragraph-rsid="00146b72"/>
    </style:style>
    <style:style style:name="P4" style:family="paragraph" style:parent-style-name="Standard">
      <style:text-properties officeooo:paragraph-rsid="0013a1fd"/>
    </style:style>
    <style:style style:name="P5" style:family="paragraph" style:parent-style-name="Standard" style:list-style-name="L1">
      <style:text-properties officeooo:paragraph-rsid="0013a1fd"/>
    </style:style>
    <style:style style:name="P6" style:family="paragraph" style:parent-style-name="Standard">
      <style:text-properties officeooo:rsid="00146b72" officeooo:paragraph-rsid="00146b72"/>
    </style:style>
    <style:style style:name="P7" style:family="paragraph" style:parent-style-name="Standard">
      <style:text-properties officeooo:rsid="00165a09" officeooo:paragraph-rsid="00165a09"/>
    </style:style>
    <style:style style:name="P8" style:family="paragraph" style:parent-style-name="Standard">
      <style:text-properties officeooo:rsid="00179812" officeooo:paragraph-rsid="00179812"/>
    </style:style>
    <style:style style:name="T1" style:family="text">
      <style:text-properties officeooo:rsid="0017981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0_1008452825"/>Steps to create soa application :<text:bookmark-end text:name="__DdeLink__0_1008452825"/></text:p>
      <text:p text:style-name="P1"/>
      <text:p text:style-name="P1">1: create new application</text:p>
      <text:list xml:id="list7830847257130054765" text:style-name="L1">
        <text:list-item>
          <text:p text:style-name="P5">Application Name :</text:p>
          <text:p text:style-name="P2"><text:tab/>select generic or soa application -&gt;</text:p>
        </text:list-item>
        <text:list-item>
          <text:p text:style-name="P5">Project name :</text:p>
          <text:p text:style-name="P2"><text:tab/>give project name,chosse directory.</text:p>
          <text:p text:style-name="P2"><text:tab/>Select Project Technologies :java &amp; soa -&gt;</text:p>
        </text:list-item>
        <text:list-item>
          <text:p text:style-name="P2">Project Java Setting :</text:p>
          <text:list>
            <text:list-item>
              <text:list>
                <text:list-header>
                  <text:p text:style-name="P2">Default Package ,Java source path ,outpur directory -&gt;</text:p>
                </text:list-header>
              </text:list>
            </text:list-item>
          </text:list>
        </text:list-item>
        <text:list-item>
          <text:p text:style-name="P2">Project SOA Setting :</text:p>
        </text:list-item>
      </text:list>
      <text:p text:style-name="P1"><text:tab/><text:tab/><text:tab/>Composite name ,</text:p>
      <text:p text:style-name="P1"><text:tab/><text:tab/><text:tab/>Composite Template : select composite with bpel process</text:p>
      <text:p text:style-name="P1">Finish</text:p>
      <text:p text:style-name="P1"/>
      <text:p text:style-name="P1">2:In create bpel process ,</text:p>
      <text:p text:style-name="P1"><text:tab/><text:tab/>select in Template : Synchornous BPEL Process</text:p>
      <text:p text:style-name="P1"/>
      <text:p text:style-name="P6">3: In composite.xml ,</text:p>
      <text:p text:style-name="P6"><text:tab/>right click on bpel process , and select edit, it will jump user to .bpel file</text:p>
      <text:p text:style-name="P6">In bpel drag a assign from BPEL construct </text:p>
      <text:p text:style-name="P6"/>
      <text:p text:style-name="P6">4: Right click on Assign , select Edit</text:p>
      <text:p text:style-name="P6"><text:tab/>Input Variable of assign will be concate with output variable of service.</text:p>
      <text:p text:style-name="P6"/>
      <text:p text:style-name="P4"><text:tab/><text:tab/></text:p>
      <text:p text:style-name="P1"><text:tab/><text:tab/><text:tab/></text:p>
      <text:p text:style-name="P3">Steps to create soa application :</text:p>
      <text:p text:style-name="P3"/>
      <text:p text:style-name="P6">In View -&gt; Select Application Server Navigator</text:p>
      <text:p text:style-name="P6"/>
      <text:p text:style-name="P6">Right Click on Application server -&gt; select new Application server..</text:p>
      <text:p text:style-name="P6"/>
      <text:p text:style-name="P6">Usage : select stand alone -&gt;</text:p>
      <text:p text:style-name="P6">Name &amp; Type : connection name : SoaServer</text:p>
      <text:p text:style-name="P6"><text:tab/><text:tab/> <text:s/>connection type : Web logic 10.3 -&gt;</text:p>
      <text:p text:style-name="P6"><text:s/>Authentication : Username : weblogic</text:p>
      <text:p text:style-name="P6"><text:tab/><text:tab/> <text:s text:c="3"/>Password : admin123</text:p>
      <text:p text:style-name="P6">Configuration : Weblogic Host name : localhost </text:p>
      <text:p text:style-name="P6"><text:tab/><text:tab/> <text:s/>Port : 7001 SSL Port : 7002</text:p>
      <text:p text:style-name="P6"><text:tab/><text:tab/> <text:s/>Web logic Domain : wl_server -&gt;</text:p>
      <text:p text:style-name="P6">Test : Test the connection -&gt;</text:p>
      <text:p text:style-name="P6">Finish : Finish</text:p>
      <text:p text:style-name="P6"/>
      <text:p text:style-name="P6"/>
      <text:p text:style-name="P7">Steps To Deploy Project :</text:p>
      <text:p text:style-name="P7"/>
      <text:p text:style-name="P7">Right click on project </text:p>
      <text:p text:style-name="P7">Deployment Action : select Deploy to <text:span text:style-name="T1">SOA server Application</text:span></text:p>
      <text:p text:style-name="P8">Deploye Configuration : </text:p>
      <text:p text:style-name="P8">Select server : soaserver </text:p>
      <text:p text:style-name="P8">SOAserver : AdminServer</text:p>
      <text:p text:style-name="P8"><text:soft-page-break/>summary – finish .</text:p>
      <text:p text:style-name="P6"/>
      <text:p text:style-name="P6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9:07:25.340073318</meta:creation-date>
    <dc:date>2016-10-13T22:12:25.786252433</dc:date>
    <meta:editing-duration>PT2H34M33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43" meta:word-count="237" meta:character-count="1400" meta:non-whitespace-character-count="1163"/>
  </office:meta>
</office:document-meta>
</file>